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4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8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$9]*[.B3]" office:value-type="currency" office:currency="BRL" office:value="132.1775" calcext:value-type="currency">
            <text:p>R$ 132,18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table:style-name="ce7" office:value-type="float" office:value="125.6" calcext:value-type="float">
            <text:p>125,6</text:p>
          </table:table-cell>
          <table:table-cell table:style-name="ce9" table:formula="of:=[.B$9]*[.B4]" office:value-type="currency" office:currency="BRL" office:value="408.2" calcext:value-type="currency">
            <text:p>R$ 408,20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$9]*[.B5]" office:value-type="currency" office:currency="BRL" office:value="98.15" calcext:value-type="currency">
            <text:p>R$ 98,15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table:style-name="ce7" office:value-type="float" office:value="78.23" calcext:value-type="float">
            <text:p>78,23</text:p>
          </table:table-cell>
          <table:table-cell table:style-name="ce9" table:formula="of:=[.B$9]*[.B6]" office:value-type="currency" office:currency="BRL" office:value="254.2475" calcext:value-type="currency">
            <text:p>R$ 254,25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$9]*[.B7]" office:value-type="currency" office:currency="BRL" office:value="40.4625" calcext:value-type="currency">
            <text:p>R$ 40,46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table:style-name="ce7" office:value-type="float" office:value="3.25" calcext:value-type="float">
            <text:p>3,25</text:p>
          </table:table-cell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6:52:15.12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6:58:09.645000000</dc:date>
    <meta:editing-duration>PT8M7S</meta:editing-duration>
    <meta:editing-cycles>4</meta:editing-cycles>
    <meta:generator>LibreOffice/5.1.5.2$Windows_x86 LibreOffice_project/7a864d8825610a8c07cfc3bc01dd4fce6a9447e5</meta:generator>
    <meta:document-statistic meta:table-count="1" meta:cell-count="21" meta:object-count="0"/>
  </office:meta>
</office:document-meta>
</file>